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2236in" table:align="left"/>
    </style:style>
    <style:style style:name="Table1.A" style:family="table-column">
      <style:table-column-properties style:column-width="1.1396in"/>
    </style:style>
    <style:style style:name="Table1.B" style:family="table-column">
      <style:table-column-properties style:column-width="0.6736in"/>
    </style:style>
    <style:style style:name="Table1.C" style:family="table-column">
      <style:table-column-properties style:column-width="0.6701in"/>
    </style:style>
    <style:style style:name="Table1.D" style:family="table-column">
      <style:table-column-properties style:column-width="1.3368in"/>
    </style:style>
    <style:style style:name="Table1.E" style:family="table-column">
      <style:table-column-properties style:column-width="2.4035in"/>
    </style:style>
    <style:style style:name="Table1.A1" style:family="table-cell">
      <style:table-cell-properties style:vertical-align="middle" fo:padding="0.0194in" fo:border="none"/>
    </style:style>
    <style:style style:name="P1" style:family="paragraph" style:parent-style-name="Text_20_body" style:list-style-name="L1">
      <style:text-properties fo:font-size="14pt" style:font-size-asian="14pt" style:font-size-complex="14pt"/>
    </style:style>
    <style:style style:name="P2" style:family="paragraph" style:parent-style-name="Text_20_body" style:list-style-name="L2">
      <style:text-properties fo:font-size="14pt" style:font-size-asian="14pt" style:font-size-complex="14pt"/>
    </style:style>
    <style:style style:name="P3" style:family="paragraph" style:parent-style-name="Text_20_body" style:list-style-name="L3">
      <style:text-properties fo:font-size="14pt" style:font-size-asian="14pt" style:font-size-complex="14pt"/>
    </style:style>
    <style:style style:name="P4" style:family="paragraph" style:parent-style-name="Text_20_body" style:list-style-name="L4">
      <style:text-properties fo:font-size="14pt" style:font-size-asian="14pt" style:font-size-complex="14pt"/>
    </style:style>
    <style:style style:name="P5" style:family="paragraph" style:parent-style-name="Text_20_body" style:list-style-name="L5">
      <style:text-properties fo:font-size="14pt" style:font-size-asian="14pt" style:font-size-complex="14pt"/>
    </style:style>
    <style:style style:name="P6" style:family="paragraph" style:parent-style-name="Text_20_body" style:list-style-name="L6">
      <style:text-properties fo:font-size="14pt" style:font-size-asian="14pt" style:font-size-complex="14pt"/>
    </style:style>
    <style:style style:name="P7" style:family="paragraph" style:parent-style-name="Text_20_body" style:list-style-name="L7">
      <style:text-properties fo:font-size="14pt" style:font-size-asian="14pt" style:font-size-complex="14pt"/>
    </style:style>
    <style:style style:name="P8" style:family="paragraph" style:parent-style-name="Text_20_body" style:list-style-name="L8">
      <style:text-properties fo:font-size="14pt" style:font-size-asian="14pt" style:font-size-complex="14pt"/>
    </style:style>
    <style:style style:name="P9" style:family="paragraph" style:parent-style-name="Standard">
      <style:text-properties fo:font-size="14pt" style:font-size-asian="14pt" style:font-size-complex="14pt"/>
    </style:style>
    <style:style style:name="P10" style:family="paragraph" style:parent-style-name="Heading_20_2">
      <style:text-properties fo:font-size="14pt" style:font-size-asian="14pt" style:font-size-complex="14pt"/>
    </style:style>
    <style:style style:name="P11" style:family="paragraph" style:parent-style-name="Heading_20_2">
      <style:text-properties fo:font-size="16pt" style:text-underline-style="solid" style:text-underline-width="auto" style:text-underline-color="font-color" style:font-size-asian="16pt" style:font-size-complex="16pt"/>
    </style:style>
    <style:style style:name="P12" style:family="paragraph" style:parent-style-name="Heading_20_2">
      <style:text-properties fo:color="#3465a4" fo:font-size="16pt" style:font-size-asian="16pt" style:font-size-complex="16pt"/>
    </style:style>
    <style:style style:name="P13" style:family="paragraph" style:parent-style-name="Heading_20_2">
      <style:text-properties fo:color="#3465a4" fo:font-size="18pt" style:font-size-asian="18pt" style:font-size-complex="18pt"/>
    </style:style>
    <style:style style:name="P14" style:family="paragraph" style:parent-style-name="Heading_20_2">
      <style:text-properties fo:font-size="18pt" style:font-size-asian="18pt" style:font-size-complex="18pt"/>
    </style:style>
    <style:style style:name="P15" style:family="paragraph" style:parent-style-name="Heading_20_3">
      <style:text-properties fo:font-size="14pt" style:font-size-asian="14pt" style:font-size-complex="14pt"/>
    </style:style>
    <style:style style:name="P16" style:family="paragraph" style:parent-style-name="Heading_20_3">
      <style:text-properties officeooo:paragraph-rsid="001f515c"/>
    </style:style>
    <style:style style:name="P17" style:family="paragraph" style:parent-style-name="Heading_20_1">
      <style:text-properties fo:font-size="16pt" style:font-size-asian="14pt" style:font-size-complex="16pt"/>
    </style:style>
    <style:style style:name="P18" style:family="paragraph" style:parent-style-name="Horizontal_20_Line">
      <style:text-properties fo:font-size="14pt" style:font-size-asian="14pt" style:font-size-complex="14pt"/>
    </style:style>
    <style:style style:name="P19" style:family="paragraph" style:parent-style-name="Horizontal_20_Line">
      <style:text-properties fo:font-size="14pt" fo:font-weight="normal" style:font-size-asian="14pt" style:font-weight-asian="normal" style:font-size-complex="14pt" style:font-weight-complex="normal"/>
    </style:style>
    <style:style style:name="P20" style:family="paragraph" style:parent-style-name="Horizontal_20_Line">
      <style:text-properties fo:color="#3465a4" fo:font-size="18pt" style:font-size-asian="18pt" style:font-size-complex="18pt"/>
    </style:style>
    <style:style style:name="P21" style:family="paragraph" style:parent-style-name="Quotations">
      <style:paragraph-properties fo:margin-left="0in" fo:margin-right="0.3937in" fo:text-indent="0in" style:auto-text-indent="false"/>
    </style:style>
    <style:style style:name="P22" style:family="paragraph" style:parent-style-name="Preformatted_20_Text">
      <style:paragraph-properties style:writing-mode="lr-tb"/>
    </style:style>
    <style:style style:name="P23" style:family="paragraph" style:parent-style-name="Preformatted_20_Text">
      <style:paragraph-properties style:writing-mode="lr-tb"/>
      <style:text-properties fo:font-size="14pt" style:font-size-asian="14pt" style:font-size-complex="14pt"/>
    </style:style>
    <style:style style:name="P24" style:family="paragraph" style:parent-style-name="Preformatted_20_Text">
      <style:paragraph-properties fo:margin-top="0in" fo:margin-bottom="0.1965in" loext:contextual-spacing="false" style:writing-mode="lr-tb"/>
    </style:style>
    <style:style style:name="P25" style:family="paragraph" style:parent-style-name="Table_20_Contents">
      <style:text-properties fo:font-size="14pt" style:font-size-asian="14pt" style:font-size-complex="14pt"/>
    </style:style>
    <style:style style:name="P26" style:family="paragraph" style:parent-style-name="Table_20_Heading">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style:font-size-asian="16pt"/>
    </style:style>
    <style:style style:name="T6" style:family="text">
      <style:text-properties fo:font-size="22pt" style:font-size-asian="22pt" style:font-size-complex="22pt"/>
    </style:style>
    <style:style style:name="T7" style:family="text">
      <style:text-properties fo:color="#c9211e" fo:font-size="22pt" style:font-size-asian="22pt" style:font-size-complex="22pt"/>
    </style:style>
    <style:style style:name="T8" style:family="text">
      <style:text-properties fo:color="#168253"/>
    </style:style>
    <style:style style:name="T9" style:family="text">
      <style:text-properties fo:color="#168253" fo:font-size="14pt" style:font-size-asian="14pt" style:font-size-complex="14pt"/>
    </style:style>
    <style:style style:name="T10" style:family="text">
      <style:text-properties fo:color="#168253" fo:font-size="18pt" style:font-size-asian="18pt" style:font-size-complex="18pt"/>
    </style:style>
    <style:style style:name="T11" style:family="text">
      <style:text-properties fo:font-size="18pt" style:font-size-asian="18pt" style:font-size-complex="18pt"/>
    </style:style>
    <style:style style:name="T12" style:family="text">
      <style:text-properties fo:color="#3465a4" fo:font-size="18pt" style:font-size-asian="18pt" style:font-size-complex="1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T7">🧠 </text:span><text:span text:style-name="Strong_20_Emphasis"><text:span text:style-name="T7">Data Structures in Python </text:span></text:span></text:h>
      <text:p text:style-name="P18"/>
      <text:h text:style-name="P10" text:outline-level="2">🔷 What Are Data Structures?</text:h>
      <text:h text:style-name="P16" text:outline-level="3"><text:span text:style-name="T1">📘 </text:span><text:span text:style-name="T4">A </text:span><text:span text:style-name="Strong_20_Emphasis"><text:span text:style-name="T4">data structure</text:span></text:span><text:span text:style-name="T4"> is a way of organizing and storing data so that it can be accessed and modified efficiently. In Python, data structures help developers perform data manipulation, access, retrieval, and storage in a logical and optimized manner. They are foundational to writing efficient and scalable code and are critical in solving complex computational problems. Python provides several built-in and user-defined data structures that serve different purposes depending on the task, such as organizing sequential data, mapping key-value pairs, or ensuring uniqueness in a collection.</text:span></text:h>
      <text:p text:style-name="P19"/>
      <text:h text:style-name="Heading_20_1" text:outline-level="1"><text:span text:style-name="T10">✅ </text:span><text:span text:style-name="Strong_20_Emphasis"><text:span text:style-name="T10">Built-In Data Structures</text:span></text:span></text:h>
      <text:p text:style-name="P18"/>
      <text:h text:style-name="P12" text:outline-level="2">🔹 1. List</text:h>
      <text:p text:style-name="Quotations"><text:span text:style-name="T1">A </text:span><text:span text:style-name="Strong_20_Emphasis"><text:span text:style-name="T1">list</text:span></text:span><text:span text:style-name="T1"> is a built-in Python data structure that represents a mutable, ordered sequence of elements. Being mutable means that the contents of the list can be changed after it is created—items can be added, removed, or modified. Lists can store heterogeneous data types (e.g., integers, strings, other lists), and they preserve the order of insertion. Lists are implemented as dynamic arrays in Python, meaning they automatically resize as elements are added or removed.</text:span></text:p>
      <text:h text:style-name="P15" text:outline-level="3">🔧 Syntax:</text:h>
      <text:p text:style-name="P24"><text:span text:style-name="Source_20_Text"><text:span text:style-name="T1">my_list = [1, 2, 3, "apple", True]</text:span></text:span></text:p>
      <text:h text:style-name="P15" text:outline-level="3">📌 Use Cases:</text:h>
      <text:list xml:id="list3157234372" text:style-name="L1">
        <text:list-item>
          <text:p text:style-name="P1">Dynamic data storage</text:p>
        </text:list-item>
        <text:list-item>
          <text:p text:style-name="P1">Iterating over a sequence</text:p>
        </text:list-item>
        <text:list-item>
          <text:p text:style-name="P1">Manipulating datasets like CSV rows</text:p>
        </text:list-item>
      </text:list>
      <text:h text:style-name="P15" text:outline-level="3"><text:soft-page-break/>🧪 Example:</text:h>
      <text:p text:style-name="P22"><text:span text:style-name="Source_20_Text"><text:span text:style-name="T1">numbers = [10, 20, 30]</text:span></text:span></text:p>
      <text:p text:style-name="P22"><text:span text:style-name="Source_20_Text"><text:span text:style-name="T1">numbers.append(40)</text:span></text:span></text:p>
      <text:p text:style-name="P24"><text:span text:style-name="Source_20_Text"><text:span text:style-name="T1">print(numbers[2]) <text:s/># Output: 30</text:span></text:span></text:p>
      <text:p text:style-name="P18"/>
      <text:h text:style-name="P10" text:outline-level="2">🔹 2. Tuple</text:h>
      <text:p text:style-name="P21"><text:span text:style-name="T1"><text:s text:c="10"/>A </text:span><text:span text:style-name="Strong_20_Emphasis"><text:span text:style-name="T1">tuple</text:span></text:span><text:span text:style-name="T1"> is a built-in immutable sequence data structure in Python, meaning that once a tuple is created, its elements cannot be changed, added, or removed. Tuples are ordered and can store a collection of items, typically used for fixed collections of items or when data integrity (immutability) is important. Because they are immutable, tuples are also hashable, making them usable as dictionary keys and set elements.</text:span></text:p>
      <text:h text:style-name="P15" text:outline-level="3">🔧 Syntax:</text:h>
      <text:p text:style-name="P24"><text:span text:style-name="Source_20_Text"><text:span text:style-name="T1">my_tuple = (1, "hello", 3.14)</text:span></text:span></text:p>
      <text:h text:style-name="P15" text:outline-level="3">📌 Use Cases:</text:h>
      <text:list xml:id="list1665595173" text:style-name="L2">
        <text:list-item>
          <text:p text:style-name="P2">Protecting data from modification</text:p>
        </text:list-item>
        <text:list-item>
          <text:p text:style-name="P2">Returning multiple values from a function</text:p>
        </text:list-item>
        <text:list-item>
          <text:p text:style-name="P2">Used in dictionaries as keys</text:p>
        </text:list-item>
      </text:list>
      <text:h text:style-name="P15" text:outline-level="3">🧪 Example:</text:h>
      <text:p text:style-name="P22"><text:span text:style-name="Source_20_Text"><text:span text:style-name="T1">coordinates = (34.5, 45.6)</text:span></text:span></text:p>
      <text:p text:style-name="P24"><text:span text:style-name="Source_20_Text"><text:span text:style-name="T1">print(coordinates[1]) <text:s/># Output: 45.6</text:span></text:span></text:p>
      <text:p text:style-name="P18"/>
      <text:h text:style-name="P10" text:outline-level="2">🔹 3. Dictionary</text:h>
      <text:p text:style-name="Quotations"><text:span text:style-name="T1">A </text:span><text:span text:style-name="Strong_20_Emphasis"><text:span text:style-name="T1">dictionary</text:span></text:span><text:span text:style-name="T1"> in Python is an unordered, mutable, and indexed collection that stores key-value pairs. Each key must be unique and immutable (e.g., string, number, or tuple), while the values can be any data type and can be duplicated. Dictionaries are implemented using hash tables, which allows fast retrieval, insertion, and deletion based on keys. Dictionaries are ideal for mapping, lookup tables, and organizing structured data.</text:span></text:p>
      <text:h text:style-name="P15" text:outline-level="3"><text:soft-page-break/>🔧 Syntax:</text:h>
      <text:p text:style-name="P24"><text:span text:style-name="Source_20_Text"><text:span text:style-name="T1">my_dict = {"name": "Alice", "age": 30}</text:span></text:span></text:p>
      <text:h text:style-name="P15" text:outline-level="3">📌 Use Cases:</text:h>
      <text:list xml:id="list3791306769" text:style-name="L3">
        <text:list-item>
          <text:p text:style-name="P3">Storing user data or configurations</text:p>
        </text:list-item>
        <text:list-item>
          <text:p text:style-name="P3">Fast lookups and data retrieval</text:p>
        </text:list-item>
        <text:list-item>
          <text:p text:style-name="P3">Mapping keys to values efficiently</text:p>
        </text:list-item>
      </text:list>
      <text:h text:style-name="P15" text:outline-level="3">🧪 Example:</text:h>
      <text:p text:style-name="P22"><text:span text:style-name="Source_20_Text"><text:span text:style-name="T1">person = {"name": "John", "age": 25}</text:span></text:span></text:p>
      <text:p text:style-name="P24"><text:span text:style-name="Source_20_Text"><text:span text:style-name="T1">print(person["name"]) <text:s/># Output: John</text:span></text:span></text:p>
      <text:p text:style-name="P18"/>
      <text:h text:style-name="P10" text:outline-level="2">🔹 4. Set</text:h>
      <text:p text:style-name="Quotations"><text:span text:style-name="T1">A </text:span><text:span text:style-name="Strong_20_Emphasis"><text:span text:style-name="T1">set</text:span></text:span><text:span text:style-name="T1"> is an unordered collection data type in Python that stores unique elements. Sets do not allow duplicate values and are mutable, meaning items can be added or removed. Sets support mathematical set operations such as union, intersection, and difference. They are highly efficient for membership testing and deduplication of data.</text:span></text:p>
      <text:h text:style-name="P15" text:outline-level="3">🔧 Syntax:</text:h>
      <text:p text:style-name="P24"><text:span text:style-name="Source_20_Text"><text:span text:style-name="T1">my_set = {1, 2, 3}</text:span></text:span></text:p>
      <text:h text:style-name="P15" text:outline-level="3">📌 Use Cases:</text:h>
      <text:list xml:id="list3138789907" text:style-name="L4">
        <text:list-item>
          <text:p text:style-name="P4">Removing duplicate values</text:p>
        </text:list-item>
        <text:list-item>
          <text:p text:style-name="P4">Fast membership checks</text:p>
        </text:list-item>
        <text:list-item>
          <text:p text:style-name="P4">Performing set mathematics</text:p>
        </text:list-item>
      </text:list>
      <text:h text:style-name="P15" text:outline-level="3">🧪 Example:</text:h>
      <text:p text:style-name="P22"><text:span text:style-name="Source_20_Text"><text:span text:style-name="T1">colors = {"red", "blue", "green", "blue"}</text:span></text:span></text:p>
      <text:p text:style-name="P24"><text:span text:style-name="Source_20_Text"><text:span text:style-name="T1">print(colors) <text:s/># Output: {'green', 'red', 'blue'}</text:span></text:span></text:p>
      <text:p text:style-name="P18"/>
      <text:h text:style-name="Heading_20_1" text:outline-level="1"><text:soft-page-break/><text:span text:style-name="T12">✅ </text:span><text:span text:style-name="Strong_20_Emphasis"><text:span text:style-name="T12">User-Implemented / Abstract Data Structures</text:span></text:span></text:h>
      <text:p text:style-name="P20"/>
      <text:h text:style-name="P11" text:outline-level="2">🔹 5. Stack</text:h>
      <text:p text:style-name="Quotations"><text:span text:style-name="T1">A </text:span><text:span text:style-name="Strong_20_Emphasis"><text:span text:style-name="T1">stack</text:span></text:span><text:span text:style-name="T1"> is a linear data structure that follows the </text:span><text:span text:style-name="Strong_20_Emphasis"><text:span text:style-name="T1">Last-In, First-Out (LIFO)</text:span></text:span><text:span text:style-name="T1"> principle. The last item added (pushed) to the stack is the first one to be removed (popped). Stacks are used extensively in programming, especially in tasks involving function calls, expression parsing, and undo operations. In Python, stacks can be implemented using lists or the </text:span><text:span text:style-name="Source_20_Text"><text:span text:style-name="T1">collections.deque</text:span></text:span><text:span text:style-name="T1"> class for optimized performance.</text:span></text:p>
      <text:h text:style-name="P15" text:outline-level="3">🔧 Syntax (List-based):</text:h>
      <text:p text:style-name="P22"><text:span text:style-name="Source_20_Text"><text:span text:style-name="T1">stack = []</text:span></text:span></text:p>
      <text:p text:style-name="P22"><text:span text:style-name="Source_20_Text"><text:span text:style-name="T1">stack.append("data") <text:s/># push</text:span></text:span></text:p>
      <text:p text:style-name="P24"><text:span text:style-name="Source_20_Text"><text:span text:style-name="T1">stack.pop() <text:s text:c="10"/># pop</text:span></text:span></text:p>
      <text:h text:style-name="P15" text:outline-level="3">📌 Use Cases:</text:h>
      <text:list xml:id="list1074425791" text:style-name="L5">
        <text:list-item>
          <text:p text:style-name="P5">Undo/Redo operations</text:p>
        </text:list-item>
        <text:list-item>
          <text:p text:style-name="P5">Function call stack</text:p>
        </text:list-item>
        <text:list-item>
          <text:p text:style-name="P5">Reversing strings</text:p>
        </text:list-item>
      </text:list>
      <text:h text:style-name="P15" text:outline-level="3">🧪 Example:</text:h>
      <text:p text:style-name="P22"><text:span text:style-name="Source_20_Text"><text:span text:style-name="T1">stack = []</text:span></text:span></text:p>
      <text:p text:style-name="P22"><text:span text:style-name="Source_20_Text"><text:span text:style-name="T1">stack.append("A")</text:span></text:span></text:p>
      <text:p text:style-name="P22"><text:span text:style-name="Source_20_Text"><text:span text:style-name="T1">stack.append("B")</text:span></text:span></text:p>
      <text:p text:style-name="P24"><text:span text:style-name="Source_20_Text"><text:span text:style-name="T1">print(stack.pop()) <text:s/># Output: B</text:span></text:span></text:p>
      <text:p text:style-name="P18"/>
      <text:h text:style-name="P13" text:outline-level="2">🔹 6. Queue</text:h>
      <text:p text:style-name="Quotations"><text:span text:style-name="T1">A </text:span><text:span text:style-name="Strong_20_Emphasis"><text:span text:style-name="T1">queue</text:span></text:span><text:span text:style-name="T1"> is a linear data structure that follows the </text:span><text:span text:style-name="Strong_20_Emphasis"><text:span text:style-name="T1">First-In, First-Out (FIFO)</text:span></text:span><text:span text:style-name="T1"> principle. The first item added to the queue is the first one to be removed. Queues are useful in scenarios where order needs to be preserved, such as task scheduling, message passing, and breadth-first traversal. Python’s </text:span><text:span text:style-name="Source_20_Text"><text:span text:style-name="T1">collections.deque</text:span></text:span><text:span text:style-name="T1"> is an ideal structure to implement queues efficiently.</text:span></text:p>
      <text:h text:style-name="P15" text:outline-level="3"><text:soft-page-break/>🔧 Syntax:</text:h>
      <text:p text:style-name="P22"><text:span text:style-name="Source_20_Text"><text:span text:style-name="T1">from collections import deque</text:span></text:span></text:p>
      <text:p text:style-name="P22"><text:span text:style-name="Source_20_Text"><text:span text:style-name="T1">queue = deque()</text:span></text:span></text:p>
      <text:p text:style-name="P22"><text:span text:style-name="Source_20_Text"><text:span text:style-name="T1">queue.append("data") <text:s text:c="5"/># enqueue</text:span></text:span></text:p>
      <text:p text:style-name="P24"><text:span text:style-name="Source_20_Text"><text:span text:style-name="T1">queue.popleft() <text:s text:c="10"/># dequeue</text:span></text:span></text:p>
      <text:h text:style-name="P15" text:outline-level="3">📌 Use Cases:</text:h>
      <text:list xml:id="list2982434993" text:style-name="L6">
        <text:list-item>
          <text:p text:style-name="P6">Print queue management</text:p>
        </text:list-item>
        <text:list-item>
          <text:p text:style-name="P6">Task scheduling</text:p>
        </text:list-item>
        <text:list-item>
          <text:p text:style-name="P6">BFS (breadth-first search)</text:p>
        </text:list-item>
      </text:list>
      <text:h text:style-name="P15" text:outline-level="3">🧪 Example:</text:h>
      <text:p text:style-name="P22"><text:span text:style-name="Source_20_Text"><text:span text:style-name="T1">from collections import deque</text:span></text:span></text:p>
      <text:p text:style-name="P22"><text:span text:style-name="Source_20_Text"><text:span text:style-name="T1">queue = deque(["A", "B"])</text:span></text:span></text:p>
      <text:p text:style-name="P22"><text:span text:style-name="Source_20_Text"><text:span text:style-name="T1">queue.append("C")</text:span></text:span></text:p>
      <text:p text:style-name="P24"><text:span text:style-name="Source_20_Text"><text:span text:style-name="T1">print(queue.popleft()) <text:s/># Output: A</text:span></text:span></text:p>
      <text:p text:style-name="P18"/>
      <text:h text:style-name="P14" text:outline-level="2">🔹 7. Linked List</text:h>
      <text:p text:style-name="Quotations"><text:span text:style-name="T1">A </text:span><text:span text:style-name="Strong_20_Emphasis"><text:span text:style-name="T1">linked list</text:span></text:span><text:span text:style-name="T1"> is a linear data structure where each element (node) contains a data part and a reference (or link) to the next node in the sequence. Unlike arrays, linked lists do not store elements in contiguous memory locations. This makes insertion and deletion more efficient (O(1) if at the head), but access time is slower (O(n)). Python does not have a built-in linked list type, but it can be implemented using classes.</text:span></text:p>
      <text:h text:style-name="P15" text:outline-level="3">🔧 Syntax:</text:h>
      <text:p text:style-name="P22"><text:span text:style-name="Source_20_Text"><text:span text:style-name="T1">class Node:</text:span></text:span></text:p>
      <text:p text:style-name="P22"><text:span text:style-name="Source_20_Text"><text:span text:style-name="T1"><text:s text:c="4"/>def __init__(self, data):</text:span></text:span></text:p>
      <text:p text:style-name="P22"><text:span text:style-name="Source_20_Text"><text:span text:style-name="T1"><text:s text:c="8"/>self.data = data</text:span></text:span></text:p>
      <text:p text:style-name="P24"><text:span text:style-name="Source_20_Text"><text:span text:style-name="T1"><text:s text:c="8"/>self.next = None</text:span></text:span></text:p>
      <text:h text:style-name="P15" text:outline-level="3">📌 Use Cases:</text:h>
      <text:list xml:id="list2167319902" text:style-name="L7">
        <text:list-item>
          <text:p text:style-name="P7">Implementing stacks/queues</text:p>
        </text:list-item>
        <text:list-item>
          <text:p text:style-name="P7">Inserting/deleting in constant time</text:p>
        </text:list-item>
        <text:list-item>
          <text:p text:style-name="P7"><text:soft-page-break/>Low memory overhead for large data</text:p>
        </text:list-item>
      </text:list>
      <text:h text:style-name="P15" text:outline-level="3">🧪 Example:</text:h>
      <text:p text:style-name="P22"><text:span text:style-name="Source_20_Text"><text:span text:style-name="T1">class Node:</text:span></text:span></text:p>
      <text:p text:style-name="P22"><text:span text:style-name="Source_20_Text"><text:span text:style-name="T1"><text:s text:c="4"/>def __init__(self, value):</text:span></text:span></text:p>
      <text:p text:style-name="P22"><text:span text:style-name="Source_20_Text"><text:span text:style-name="T1"><text:s text:c="8"/>self.data = value</text:span></text:span></text:p>
      <text:p text:style-name="P22"><text:span text:style-name="Source_20_Text"><text:span text:style-name="T1"><text:s text:c="8"/>self.next = None</text:span></text:span></text:p>
      <text:p text:style-name="P23"/>
      <text:p text:style-name="P22"><text:span text:style-name="Source_20_Text"><text:span text:style-name="T1"># Creating nodes</text:span></text:span></text:p>
      <text:p text:style-name="P22"><text:span text:style-name="Source_20_Text"><text:span text:style-name="T1">head = Node(1)</text:span></text:span></text:p>
      <text:p text:style-name="P22"><text:span text:style-name="Source_20_Text"><text:span text:style-name="T1">second = Node(2)</text:span></text:span></text:p>
      <text:p text:style-name="P22"><text:span text:style-name="Source_20_Text"><text:span text:style-name="T1">head.next = second</text:span></text:span></text:p>
      <text:p text:style-name="P24"><text:span text:style-name="Source_20_Text"><text:span text:style-name="T1">print(head.next.data) <text:s/># Output: 2</text:span></text:span></text:p>
      <text:p text:style-name="P18"/>
      <text:h text:style-name="P14" text:outline-level="2">🔹 8. Heap (Priority Queue)</text:h>
      <text:p text:style-name="Quotations"><text:span text:style-name="T1">A </text:span><text:span text:style-name="Strong_20_Emphasis"><text:span text:style-name="T1">heap</text:span></text:span><text:span text:style-name="T1"> is a special tree-based data structure that satisfies the </text:span><text:span text:style-name="Strong_20_Emphasis"><text:span text:style-name="T1">heap property</text:span></text:span><text:span text:style-name="T1"> — in a min-heap, each parent node is less than or equal to its child nodes. Python implements heaps via the </text:span><text:span text:style-name="Source_20_Text"><text:span text:style-name="T1">heapq</text:span></text:span><text:span text:style-name="T1"> module, which transforms a list into a heap using binary tree structures. Heaps are commonly used in algorithms such as Dijkstra's, A* search, and for managing job/task priorities.</text:span></text:p>
      <text:h text:style-name="P15" text:outline-level="3">🔧 Syntax:</text:h>
      <text:p text:style-name="P22"><text:span text:style-name="Source_20_Text"><text:span text:style-name="T1">import heapq</text:span></text:span></text:p>
      <text:p text:style-name="P22"><text:span text:style-name="Source_20_Text"><text:span text:style-name="T1">heap = []</text:span></text:span></text:p>
      <text:p text:style-name="P22"><text:span text:style-name="Source_20_Text"><text:span text:style-name="T1">heapq.heappush(heap, value)</text:span></text:span></text:p>
      <text:p text:style-name="P24"><text:span text:style-name="Source_20_Text"><text:span text:style-name="T1">heapq.heappop(heap)</text:span></text:span></text:p>
      <text:h text:style-name="P15" text:outline-level="3">📌 Use Cases:</text:h>
      <text:list xml:id="list3733167441" text:style-name="L8">
        <text:list-item>
          <text:p text:style-name="P8">Task/job scheduling by priority</text:p>
        </text:list-item>
        <text:list-item>
          <text:p text:style-name="P8">Finding k smallest/largest elements</text:p>
        </text:list-item>
        <text:list-item>
          <text:p text:style-name="P8">Implementing efficient priority queues</text:p>
        </text:list-item>
      </text:list>
      <text:h text:style-name="P15" text:outline-level="3">🧪 Example:</text:h>
      <text:p text:style-name="P22"><text:span text:style-name="Source_20_Text"><text:span text:style-name="T1">import heapq</text:span></text:span></text:p>
      <text:p text:style-name="P22"><text:span text:style-name="Source_20_Text"><text:span text:style-name="T1">heap = []</text:span></text:span></text:p>
      <text:p text:style-name="P22"><text:soft-page-break/><text:span text:style-name="Source_20_Text"><text:span text:style-name="T1">heapq.heappush(heap, 3)</text:span></text:span></text:p>
      <text:p text:style-name="P22"><text:span text:style-name="Source_20_Text"><text:span text:style-name="T1">heapq.heappush(heap, 1)</text:span></text:span></text:p>
      <text:p text:style-name="P24"><text:span text:style-name="Source_20_Text"><text:span text:style-name="T1">print(heapq.heappop(heap)) <text:s/># Output: 1</text:span></text:span></text:p>
      <text:p text:style-name="P18"/>
      <text:h text:style-name="Heading_20_1" text:outline-level="1"><text:span text:style-name="T1">📋 </text:span><text:span text:style-name="Strong_20_Emphasis"><text:span text:style-name="T1">Summary Table of Python Data Structures</text:span></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6">Data Structure</text:p>
            </table:table-cell>
            <table:table-cell table:style-name="Table1.A1" office:value-type="string">
              <text:p text:style-name="P26">Ordered</text:p>
            </table:table-cell>
            <table:table-cell table:style-name="Table1.A1" office:value-type="string">
              <text:p text:style-name="P26">Mutable</text:p>
            </table:table-cell>
            <table:table-cell table:style-name="Table1.A1" office:value-type="string">
              <text:p text:style-name="P26">Allows Duplicates</text:p>
            </table:table-cell>
            <table:table-cell table:style-name="Table1.A1" office:value-type="string">
              <text:p text:style-name="P26">Key Feature / Use</text:p>
            </table:table-cell>
          </table:table-row>
        </table:table-header-rows>
        <table:table-row>
          <table:table-cell table:style-name="Table1.A1" office:value-type="string">
            <text:p text:style-name="Table_20_Contents"><text:span text:style-name="Strong_20_Emphasis"><text:span text:style-name="T1">List</text:span></text:span></text:p>
          </table:table-cell>
          <table:table-cell table:style-name="Table1.A1" office:value-type="string">
            <text:p text:style-name="P25">Yes</text:p>
          </table:table-cell>
          <table:table-cell table:style-name="Table1.A1" office:value-type="string">
            <text:p text:style-name="P25">Yes</text:p>
          </table:table-cell>
          <table:table-cell table:style-name="Table1.A1" office:value-type="string">
            <text:p text:style-name="P25">Yes</text:p>
          </table:table-cell>
          <table:table-cell table:style-name="Table1.A1" office:value-type="string">
            <text:p text:style-name="P25">General dynamic array</text:p>
          </table:table-cell>
        </table:table-row>
        <table:table-row>
          <table:table-cell table:style-name="Table1.A1" office:value-type="string">
            <text:p text:style-name="Table_20_Contents"><text:span text:style-name="Strong_20_Emphasis"><text:span text:style-name="T1">Tuple</text:span></text:span></text:p>
          </table:table-cell>
          <table:table-cell table:style-name="Table1.A1" office:value-type="string">
            <text:p text:style-name="P25">Yes</text:p>
          </table:table-cell>
          <table:table-cell table:style-name="Table1.A1" office:value-type="string">
            <text:p text:style-name="P25">No</text:p>
          </table:table-cell>
          <table:table-cell table:style-name="Table1.A1" office:value-type="string">
            <text:p text:style-name="P25">Yes</text:p>
          </table:table-cell>
          <table:table-cell table:style-name="Table1.A1" office:value-type="string">
            <text:p text:style-name="P25">Immutable sequence</text:p>
          </table:table-cell>
        </table:table-row>
        <table:table-row>
          <table:table-cell table:style-name="Table1.A1" office:value-type="string">
            <text:p text:style-name="Table_20_Contents"><text:span text:style-name="Strong_20_Emphasis"><text:span text:style-name="T1">Dictionary</text:span></text:span></text:p>
          </table:table-cell>
          <table:table-cell table:style-name="Table1.A1" office:value-type="string">
            <text:p text:style-name="P25">No</text:p>
          </table:table-cell>
          <table:table-cell table:style-name="Table1.A1" office:value-type="string">
            <text:p text:style-name="P25">Yes</text:p>
          </table:table-cell>
          <table:table-cell table:style-name="Table1.A1" office:value-type="string">
            <text:p text:style-name="P25">No (keys)</text:p>
          </table:table-cell>
          <table:table-cell table:style-name="Table1.A1" office:value-type="string">
            <text:p text:style-name="P25">Key-value mapping</text:p>
          </table:table-cell>
        </table:table-row>
        <table:table-row>
          <table:table-cell table:style-name="Table1.A1" office:value-type="string">
            <text:p text:style-name="Table_20_Contents"><text:span text:style-name="Strong_20_Emphasis"><text:span text:style-name="T1">Set</text:span></text:span></text:p>
          </table:table-cell>
          <table:table-cell table:style-name="Table1.A1" office:value-type="string">
            <text:p text:style-name="P25">No</text:p>
          </table:table-cell>
          <table:table-cell table:style-name="Table1.A1" office:value-type="string">
            <text:p text:style-name="P25">Yes</text:p>
          </table:table-cell>
          <table:table-cell table:style-name="Table1.A1" office:value-type="string">
            <text:p text:style-name="P25">No</text:p>
          </table:table-cell>
          <table:table-cell table:style-name="Table1.A1" office:value-type="string">
            <text:p text:style-name="P25">Unique items, fast lookup</text:p>
          </table:table-cell>
        </table:table-row>
        <table:table-row>
          <table:table-cell table:style-name="Table1.A1" office:value-type="string">
            <text:p text:style-name="Table_20_Contents"><text:span text:style-name="Strong_20_Emphasis"><text:span text:style-name="T1">Stack</text:span></text:span></text:p>
          </table:table-cell>
          <table:table-cell table:style-name="Table1.A1" office:value-type="string">
            <text:p text:style-name="P25">Yes</text:p>
          </table:table-cell>
          <table:table-cell table:style-name="Table1.A1" office:value-type="string">
            <text:p text:style-name="P25">Yes</text:p>
          </table:table-cell>
          <table:table-cell table:style-name="Table1.A1" office:value-type="string">
            <text:p text:style-name="P25">Yes</text:p>
          </table:table-cell>
          <table:table-cell table:style-name="Table1.A1" office:value-type="string">
            <text:p text:style-name="P25">LIFO structure</text:p>
          </table:table-cell>
        </table:table-row>
        <table:table-row>
          <table:table-cell table:style-name="Table1.A1" office:value-type="string">
            <text:p text:style-name="Table_20_Contents"><text:span text:style-name="Strong_20_Emphasis"><text:span text:style-name="T1">Queue</text:span></text:span></text:p>
          </table:table-cell>
          <table:table-cell table:style-name="Table1.A1" office:value-type="string">
            <text:p text:style-name="P25">Yes</text:p>
          </table:table-cell>
          <table:table-cell table:style-name="Table1.A1" office:value-type="string">
            <text:p text:style-name="P25">Yes</text:p>
          </table:table-cell>
          <table:table-cell table:style-name="Table1.A1" office:value-type="string">
            <text:p text:style-name="P25">Yes</text:p>
          </table:table-cell>
          <table:table-cell table:style-name="Table1.A1" office:value-type="string">
            <text:p text:style-name="P25">FIFO structure</text:p>
          </table:table-cell>
        </table:table-row>
        <table:table-row>
          <table:table-cell table:style-name="Table1.A1" office:value-type="string">
            <text:p text:style-name="Table_20_Contents"><text:span text:style-name="Strong_20_Emphasis"><text:span text:style-name="T1">Linked List</text:span></text:span></text:p>
          </table:table-cell>
          <table:table-cell table:style-name="Table1.A1" office:value-type="string">
            <text:p text:style-name="P25">Yes</text:p>
          </table:table-cell>
          <table:table-cell table:style-name="Table1.A1" office:value-type="string">
            <text:p text:style-name="P25">Yes</text:p>
          </table:table-cell>
          <table:table-cell table:style-name="Table1.A1" office:value-type="string">
            <text:p text:style-name="P25">Yes</text:p>
          </table:table-cell>
          <table:table-cell table:style-name="Table1.A1" office:value-type="string">
            <text:p text:style-name="P25">Non-contiguous dynamic structure</text:p>
          </table:table-cell>
        </table:table-row>
        <table:table-row>
          <table:table-cell table:style-name="Table1.A1" office:value-type="string">
            <text:p text:style-name="Table_20_Contents"><text:span text:style-name="Strong_20_Emphasis"><text:span text:style-name="T1">Heap</text:span></text:span></text:p>
          </table:table-cell>
          <table:table-cell table:style-name="Table1.A1" office:value-type="string">
            <text:p text:style-name="P25">No</text:p>
          </table:table-cell>
          <table:table-cell table:style-name="Table1.A1" office:value-type="string">
            <text:p text:style-name="P25">Yes</text:p>
          </table:table-cell>
          <table:table-cell table:style-name="Table1.A1" office:value-type="string">
            <text:p text:style-name="P25">Yes</text:p>
          </table:table-cell>
          <table:table-cell table:style-name="Table1.A1" office:value-type="string">
            <text:p text:style-name="P25">Priority-based retrieval</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6T15:33:39.110000000</meta:creation-date>
    <dc:date>2025-05-26T15:40:28.903000000</dc:date>
    <meta:editing-duration>PT6M50S</meta:editing-duration>
    <meta:editing-cycles>1</meta:editing-cycles>
    <meta:document-statistic meta:table-count="1" meta:image-count="0" meta:object-count="0" meta:page-count="7" meta:paragraph-count="165" meta:word-count="1058" meta:character-count="6634" meta:non-whitespace-character-count="5680"/>
    <meta:generator>Neat_Office/6.2.8.2$Windows_x86 LibreOffice_project/</meta:generator>
  </office:meta>
</office:document-meta>
</file>